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478in"/>
    </style:style>
    <style:style style:name="co4" style:family="table-column">
      <style:table-column-properties fo:break-before="auto" style:column-width="0.8244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9547in"/>
    </style:style>
    <style:style style:name="co8" style:family="table-column">
      <style:table-column-properties fo:break-before="auto" style:column-width="2.5071in"/>
    </style:style>
    <style:style style:name="co9" style:family="table-column">
      <style:table-column-properties fo:break-before="auto" style:column-width="6.4984in"/>
    </style:style>
    <style:style style:name="co10" style:family="table-column">
      <style:table-column-properties fo:break-before="auto" style:column-width="0.9563in"/>
    </style:style>
    <style:style style:name="co11" style:family="table-column">
      <style:table-column-properties fo:break-before="auto" style:column-width="0.9236in"/>
    </style:style>
    <style:style style:name="co12" style:family="table-column">
      <style:table-column-properties fo:break-before="auto" style:column-width="0.4618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4118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1.2846in"/>
    </style:style>
    <style:style style:name="co17" style:family="table-column">
      <style:table-column-properties fo:break-before="auto" style:column-width="6.5972in"/>
    </style:style>
    <style:style style:name="co18" style:family="table-column">
      <style:table-column-properties fo:break-before="auto" style:column-width="0.9902in"/>
    </style:style>
    <style:style style:name="co19" style:family="table-column">
      <style:table-column-properties fo:break-before="auto" style:column-width="0.5925in"/>
    </style:style>
    <style:style style:name="co20" style:family="table-column">
      <style:table-column-properties fo:break-before="auto" style:column-width="1.8799in"/>
    </style:style>
    <style:style style:name="co21" style:family="table-column">
      <style:table-column-properties fo:break-before="auto" style:column-width="1.9626in"/>
    </style:style>
    <style:style style:name="co22" style:family="table-column">
      <style:table-column-properties fo:break-before="auto" style:column-width="1.8283in"/>
    </style:style>
    <style:style style:name="co23" style:family="table-column">
      <style:table-column-properties fo:break-before="auto" style:column-width="1.0091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0.8701in"/>
    </style:style>
    <style:style style:name="co26" style:family="table-column">
      <style:table-column-properties fo:break-before="auto" style:column-width="0.8575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 co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名前</text:p>
          </table:table-cell>
          <table:table-cell table:style-name="Default" office:value-type="string" calcext:value-type="string">
            <text:p>威力</text:p>
          </table:table-cell>
          <table:table-cell table:style-name="Default" office:value-type="string" calcext:value-type="string">
            <text:p>価格</text:p>
          </table:table-cell>
          <table:table-cell table:style-name="Default" office:value-type="string" calcext:value-type="string">
            <text:p>消費TP</text:p>
          </table:table-cell>
          <table:table-cell office:value-type="string" calcext:value-type="string">
            <text:p>特性</text:p>
          </table:table-cell>
          <table:table-cell table:style-name="Default" office:value-type="string" calcext:value-type="string">
            <text:p>習得可能者</text:p>
          </table:table-cell>
          <table:table-cell table:style-name="Default" office:value-type="string" calcext:value-type="string">
            <text:p>参加者</text:p>
          </table:table-cell>
          <table:table-cell table:style-name="Default" office:value-type="string" calcext:value-type="string">
            <text:p>秘伝書の入手方法</text:p>
          </table:table-cell>
          <table:table-cell table:style-name="Default" office:value-type="string" calcext:value-type="string">
            <text:p>成長タイプ</text:p>
          </table:table-cell>
          <table:table-cell table:style-name="Default" office:value-type="string" calcext:value-type="string">
            <text:p>成長速度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F率</text:p>
          </table:table-cell>
          <table:table-cell office:value-type="string" calcext:value-type="string">
            <text:p>シュート ブロック</text:p>
          </table:table-cell>
          <table:table-cell office:value-type="string" calcext:value-type="string">
            <text:p>キャッチ タイプ</text:p>
          </table:table-cell>
          <table:table-cell office:value-type="string" calcext:value-type="string">
            <text:p>効果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em_hissatsu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p</text:p>
          </table:table-cell>
          <table:table-cell office:value-type="string" calcext:value-type="string">
            <text:p>characteristic</text:p>
          </table:table-cell>
          <table:table-cell table:style-name="Default" office:value-type="string" calcext:value-type="string">
            <text:p>learners</text:p>
          </table:table-cell>
          <table:table-cell table:style-name="Default" office:value-type="string" calcext:value-type="string">
            <text:p>participant</text:p>
          </table:table-cell>
          <table:table-cell table:style-name="Default" office:value-type="string" calcext:value-type="string">
            <text:p>obtention</text:p>
          </table:table-cell>
          <table:table-cell table:style-name="Default" office:value-type="string" calcext:value-type="string">
            <text:p>growth_type</text:p>
          </table:table-cell>
          <table:table-cell table:style-name="Default" office:value-type="string" calcext:value-type="string">
            <text:p>growth_rate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atch_type</text:p>
          </table:table-cell>
          <table:table-cell office:value-type="string" calcext:value-type="string">
            <text:p>effect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1" draw:text-style-name="P2" svg:width="1.1413in" svg:height="0.7083in" svg:x="3.148in" svg:y="0.0106in" draw:caption-point-x="-0.2402in" draw:caption-point-y="0.3886in">
              <dc:date>2024-01-18T00:00:00</dc:date>
              <text:p text:style-name="P1"><text:span text:style-name="T1">シュート：風属</text:span><text:span text:style-name="T1">性</text:span></text:p>
            </office:annotation>
            <text:p>スパイラル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ドロップ[雷門中体育館近く]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傘美野中サッカーバトル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(800)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1" office:value-type="string" calcext:value-type="string">
            <text:p>Sサイズ</text:p>
          </table:table-cell>
          <table:table-cell/>
          <table:table-cell office:value-type="string" calcext:value-type="string">
            <text:p>（ド）アンダー１２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float" office:value="55" calcext:value-type="float">
            <text:p>55</text:p>
          </table:table-cell>
          <table:table-cell office:value-type="float" office:value="3200" calcext:value-type="float">
            <text:p>3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修練所（10章以降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float" office:value="72" calcext:value-type="float">
            <text:p>72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(ド)1ｓｔ雷門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超次元トーナメント瞳子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秘宝堂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ナゾ下ルート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スーパーリンク</text:p>
            <text:p>修練場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Wi-Fi(S,B)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雷門中・部室の小部屋の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(ド)イナズマ’１０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ある事をしたあと商店街のゲーム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オーガのみトーナメントで入手可能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2"/>
          <table:table-cell office:value-type="string" calcext:value-type="string">
            <text:p>Wifi配信→ペンギーゴ稲妻店(商店街アーケード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超次元トーナメント瞳子上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（ド）ザ・ウィ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office:annotation draw:style-name="gr1" draw:text-style-name="P2" svg:width="1.1413in" svg:height="0.7083in" svg:x="3.148in" svg:y="6.0024in" draw:caption-point-x="-0.2402in" draw:caption-point-y="0.5945in">
              <dc:date>2024-01-18T00:00:00</dc:date>
              <text:p text:style-name="P1"><text:span text:style-name="T1">シュート：林属</text:span><text:span text:style-name="T1">性</text:span></text:p>
            </office:annotation>
            <text:p>サイコ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でドロ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(1000)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アメリカエリアでドロ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スーパー大阪CC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稲妻町駅駅前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宝箱：Fスタジアム前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大阪市街地商店街側、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属性賀兄弟とのバトル後入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?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2"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ヤマネコ島スタジアムへの道、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(バックトルネード習得者)</text:p>
          </table:table-cell>
          <table:table-cell office:value-type="string" calcext:value-type="string">
            <text:p>宝箱：クジャク島スタジアムへの道、秘宝堂IT店、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宝箱:伝説の地（o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(S,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 すれ違い通信[ED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超次元トーナメント夕香下Sランク景品(B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2人(山)</text:p>
          </table:table-cell>
          <table:table-cell office:value-type="string" calcext:value-type="string">
            <text:p>オーガ上Sラ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すれ違い通信後ベンギーゴ商店街店[ED S,B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office:annotation draw:style-name="gr1" draw:text-style-name="P2" svg:width="1.1413in" svg:height="0.7083in" svg:x="3.148in" svg:y="12.9358in" draw:caption-point-x="-0.2402in" draw:caption-point-y="0.5945in">
              <dc:date>2024-01-18T00:00:00</dc:date>
              <text:p text:style-name="P1"><text:span text:style-name="T1">シュート：火属</text:span><text:span text:style-name="T1">性</text:span></text:p>
            </office:annotation>
            <text:p>グレネード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白恋中グラウンド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虎丸のイベ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宝箱：雷門中体育館前、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（ド）ファースト雷門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修練場アタックコース・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(ド)リトル・エイリア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ナゾ下ルートS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ナゾ下ルート宝箱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宝箱：イタリアエリア公園前、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ばくねつストーム習得者)</text:p>
          </table:table-cell>
          <table:table-cell office:value-type="string" calcext:value-type="string">
            <text:p>部室の奥の部屋ボンバーのみ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上Sランク景品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瞳子上ルート宝箱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夕香下ルートsクリア宝箱(s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Sランク景品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（ド）グループA選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、オーガプレミアム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office:annotation draw:style-name="gr1" draw:text-style-name="P2" svg:width="1.1413in" svg:height="0.7083in" svg:x="3.148in" svg:y="19.8693in" draw:caption-point-x="-0.2402in" draw:caption-point-y="0.5945in">
              <dc:date>2024-01-18T00:00:00</dc:date>
              <text:p text:style-name="P1"><text:span text:style-name="T1">シュート：山属</text:span><text:span text:style-name="T1">性</text:span></text:p>
            </office:annotation>
            <text:p>スネーク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リップ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オトギ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沖縄「ビーチシスタ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夕香・上ノーマル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 宝箱：ライオコット病院、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映画前売り券パスワー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修練場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office:value-type="float" office:value="18000" calcext:value-type="float">
            <text:p>18000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2人(林)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M/Sサイズ</text:p>
          </table:table-cell>
          <table:table-cell/>
          <table:table-cell office:value-type="string" calcext:value-type="string">
            <text:p>（ド）雷門中体育館前「メガネスキー」「バッカ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（ド）メッシュツー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白恋中校舎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傘美濃中、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office:value-type="string" calcext:value-type="string">
            <text:p>宝箱：福岡市街地、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ドロップ：やまふだとバトル後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M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 table:number-columns-repeated="2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 table:number-columns-repeated="2"/>
          <table:table-cell office:value-type="string" calcext:value-type="string">
            <text:p>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エキシビジョン下ルート・ノーマル宝箱（b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(ド)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(ド)虎ノ屋「ミニマム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河川敷グラウンド側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北ヶ峰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地下修練場テクニック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office:value-type="float" office:value="74" calcext:value-type="float">
            <text:p>74</text:p>
          </table:table-cell>
          <table:table-cell office:value-type="float" office:value="3800" calcext:value-type="float">
            <text:p>3800</text:p>
          </table:table-cell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  <table:table-cell office:value-type="string" calcext:value-type="string">
            <text:p>宝箱：雷門中駐車場、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ウミガメ港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エキシビジョン宝箱上ノーマ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万屋虎ノ屋店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office:value-type="float" office:value="44" calcext:value-type="float">
            <text:p>44</text:p>
          </table:table-cell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トーナメント オカルト デスゾーン トライアングル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宝箱：大海原中、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(ド)アフリカ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/>
          <table:table-cell table:style-name="ce1" office:value-type="string" calcext:value-type="string">
            <text:p>2人(スーパーアルマジロ習得者)</text:p>
          </table:table-cell>
          <table:table-cell office:value-type="string" calcext:value-type="string">
            <text:p>宝箱：アルゼンチンエリアメインストリート、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宝箱：鉄塔（s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宝箱：アメリカエリア入り口前、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/>
          <table:table-cell table:style-name="ce1" office:value-type="string" calcext:value-type="string">
            <text:p>2人(イリュージョンボール習得者)</text:p>
          </table:table-cell>
          <table:table-cell office:value-type="string" calcext:value-type="string">
            <text:p>修練所不思議コース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宝箱：河川敷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ナニワランド広場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office:value-type="float" office:value="73" calcext:value-type="float">
            <text:p>73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、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プレミアムアイテ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（ド）北海道サッカーバ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、(ド)修練所ふしぎコースボス（クリア後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奈良店、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セントラルパー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愛媛 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（ド）ウイ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クジャク港、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B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M/S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（ド）ビンディ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秘宝堂奈良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奈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（ド）樹海チー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宝箱：ヤマネコ島スタジアムへの道、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office:value-type="float" office:value="75" calcext:value-type="float">
            <text:p>75</text:p>
          </table:table-cell>
          <table:table-cell office:value-type="float" office:value="3800" calcext:value-type="float">
            <text:p>38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(ゴッドハンド（山）習得者)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修練所テクニックコース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B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宝箱：雷門中、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万屋・虎ノ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修練場スピード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office:value-type="float" office:value="62" calcext:value-type="float">
            <text:p>62</text:p>
          </table:table-cell>
          <table:table-cell office:value-type="float" office:value="2800" calcext:value-type="float">
            <text:p>28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秘宝堂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愛媛 宝箱：宿舎前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S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S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(ド)ナイル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スイーパ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駄菓子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宝箱：Fスタジアム廊下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宝箱:漫遊寺中、秘宝堂JP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宿舎2F、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ザ・マウンテン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（ド）スモール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宝箱：北海道市街地、秘宝堂北海道店、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北海道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秘宝堂IT店、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奈良店、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JP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office:value-type="float" office:value="105" calcext:value-type="float">
            <text:p>105</text:p>
          </table:table-cell>
          <table:table-cell office:value-type="float" office:value="14000" calcext:value-type="float">
            <text:p>14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大阪店、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（ド）ザ・キーパ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JP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(ド)ザ・キーパーズ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超次元トーナメント総一郎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瞳子上Sランク景品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ドリーム下ノーマル景品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万屋体育館前店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愛媛 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office:value-type="float" office:value="63" calcext:value-type="float">
            <text:p>63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秘宝堂US店 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8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office:value-type="float" office:value="98" calcext:value-type="float">
            <text:p>98</text:p>
          </table:table-cell>
          <table:table-cell office:value-type="float" office:value="12000" calcext:value-type="float">
            <text:p>12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(ド)世界代表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宝箱：商店街、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宝箱：沖縄市街地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パスワード（チェアマン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（ド）グループ選抜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宝箱：修練所（10章以降？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相手のファール率を１０％アップ</text:p>
          </table:table-cell>
          <table:table-cell table:number-columns-repeated="100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時ひとりの成功率アップ！しか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女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男の子にわざをしかければ成功率アップ！</text:p>
          </table:table-cell>
          <table:table-cell table:number-columns-repeated="100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オ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DFエリア選手のオ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取得経験値５０％アップ</text:p>
          </table:table-cell>
          <table:table-cell table:number-columns-repeated="100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セービング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ランダムで技の威力が増す(テクニック値1.2倍)</text:p>
          </table:table-cell>
          <table:table-cell table:number-columns-repeated="100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GPを消費して必殺技の成功率をあげる</text:p>
          </table:table-cell>
          <table:table-cell table:number-columns-repeated="100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シュート成功率５％アップ</text:p>
          </table:table-cell>
          <table:table-cell table:number-columns-repeated="100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FWエリアのシュート成功率１０％アップ</text:p>
          </table:table-cell>
          <table:table-cell table:number-columns-repeated="100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スピード５％アップ</text:p>
          </table:table-cell>
          <table:table-cell table:number-columns-repeated="100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装備者が現在所属するエリアスピード１０％アップ</text:p>
          </table:table-cell>
          <table:table-cell table:number-columns-repeated="100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全ての技の消費ＴＰが４分の３になる</text:p>
          </table:table-cell>
          <table:table-cell table:number-columns-repeated="100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で有利なときはさらにテクニック値が上がる</text:p>
          </table:table-cell>
          <table:table-cell table:number-columns-repeated="100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自分のすべてのテクニック値および消費TP1.2倍(端数切捨て)</text:p>
          </table:table-cell>
          <table:table-cell table:number-columns-repeated="100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ディフェンス成功率５％アップ</text:p>
          </table:table-cell>
          <table:table-cell table:number-columns-repeated="100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MFエリアのディフェンス成功率１０％アップ</text:p>
          </table:table-cell>
          <table:table-cell table:number-columns-repeated="100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バトル・試合終了時にフィールドにいた場合、自分の貰う経験値をほかのメンバーに分配する</text:p>
          </table:table-cell>
          <table:table-cell table:number-columns-repeated="100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負けているときチーム全員の成功率５％アップ</text:p>
          </table:table-cell>
          <table:table-cell table:number-columns-repeated="100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TPが少なくなるとランダムでTPが満タンに!!</text:p>
          </table:table-cell>
          <table:table-cell table:number-columns-repeated="100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とき全員の成功率アップ！ただし負けているとダウン</text:p>
          </table:table-cell>
          <table:table-cell table:number-columns-repeated="100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効果がすべて無効になる</text:p>
          </table:table-cell>
          <table:table-cell table:number-columns-repeated="100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ダウン</text:p>
          </table:table-cell>
          <table:table-cell table:number-columns-repeated="100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アップ</text:p>
          </table:table-cell>
          <table:table-cell table:number-columns-repeated="100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動けない状態からの復帰が早くなる</text:p>
          </table:table-cell>
          <table:table-cell table:number-columns-repeated="1007"/>
        </table:table-row>
      </table:table>
      <table:table table:name="item cols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スパイラルショット</text:p>
          </table:table-cell>
          <table:table-cell office:value-type="string" calcext:value-type="string">
            <text:p>Spiral Shot</text:p>
          </table:table-cell>
          <table:table-cell office:value-type="string" calcext:value-type="string">
            <text:p>Remate en Espira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string" calcext:value-type="string">
            <text:p>Spinning Shoot </text:p>
          </table:table-cell>
          <table:table-cell office:value-type="string" calcext:value-type="string">
            <text:p>Tiro Giratori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string" calcext:value-type="string">
            <text:p>Comet Shot</text:p>
          </table:table-cell>
          <table:table-cell office:value-type="string" calcext:value-type="string">
            <text:p>Tiro del Com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string" calcext:value-type="string">
            <text:p>Condor Dive</text:p>
          </table:table-cell>
          <table:table-cell office:value-type="string" calcext:value-type="string">
            <text:p>Ataque de Cóndo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string" calcext:value-type="string">
            <text:p>Baby Dragon</text:p>
          </table:table-cell>
          <table:table-cell office:value-type="string" calcext:value-type="string">
            <text:p>Tiro Chispadra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string" calcext:value-type="string">
            <text:p>Cross Drive</text:p>
          </table:table-cell>
          <table:table-cell office:value-type="string" calcext:value-type="string">
            <text:p>Pase Cruzad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string" calcext:value-type="string">
            <text:p>Back Tornado</text:p>
          </table:table-cell>
          <table:table-cell office:value-type="string" calcext:value-type="string">
            <text:p>Tornado Invers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string" calcext:value-type="string">
            <text:p>Hawk Shot</text:p>
          </table:table-cell>
          <table:table-cell office:value-type="string" calcext:value-type="string">
            <text:p>Remate Halcó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string" calcext:value-type="string">
            <text:p>Tsunami Boost</text:p>
          </table:table-cell>
          <table:table-cell office:value-type="string" calcext:value-type="string">
            <text:p>Remate Tsunami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string" calcext:value-type="string">
            <text:p>Inazuma Drop</text:p>
          </table:table-cell>
          <table:table-cell office:value-type="string" calcext:value-type="string">
            <text:p>Trampolín Relámpag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office:value-type="string" calcext:value-type="string">
            <text:p>Eternal Blizzard</text:p>
          </table:table-cell>
          <table:table-cell office:value-type="string" calcext:value-type="string">
            <text:p>Ventisca Eterna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office:value-type="string" calcext:value-type="string">
            <text:p>Inazuma-1</text:p>
          </table:table-cell>
          <table:table-cell office:value-type="string" calcext:value-type="string">
            <text:p>Súper Relámpag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office:value-type="string" calcext:value-type="string">
            <text:p>Megalodon</text:p>
          </table:table-cell>
          <table:table-cell office:value-type="string" calcext:value-type="string">
            <text:p>Megalodó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office:value-type="string" calcext:value-type="string">
            <text:p>Divine Arrow</text:p>
          </table:table-cell>
          <table:table-cell office:value-type="string" calcext:value-type="string">
            <text:p>Flecha Divina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office:value-type="string" calcext:value-type="string">
            <text:p>The Typhoon</text:p>
          </table:table-cell>
          <table:table-cell office:value-type="string" calcext:value-type="string">
            <text:p>Gran Tif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office:value-type="string" calcext:value-type="string">
            <text:p><text:s/>Revolution V </text:p>
          </table:table-cell>
          <table:table-cell office:value-type="string" calcext:value-type="string">
            <text:p>Remate en V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office:value-type="string" calcext:value-type="string">
            <text:p>Thunder Beast</text:p>
          </table:table-cell>
          <table:table-cell office:value-type="string" calcext:value-type="string">
            <text:p>Bestia del True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office:value-type="string" calcext:value-type="string">
            <text:p>Whirlwind Drop</text:p>
          </table:table-cell>
          <table:table-cell office:value-type="string" calcext:value-type="string">
            <text:p>Torbellino Trampolín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office:value-type="string" calcext:value-type="string">
            <text:p>Inazuma Break</text:p>
          </table:table-cell>
          <table:table-cell office:value-type="string" calcext:value-type="string">
            <text:p>Ruptura Relámpa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office:value-type="string" calcext:value-type="string">
            <text:p>Legendary Wolf</text:p>
          </table:table-cell>
          <table:table-cell office:value-type="string" calcext:value-type="string">
            <text:p>Aullido de Lob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office:value-type="string" calcext:value-type="string">
            <text:p>Northen Impact</text:p>
          </table:table-cell>
          <table:table-cell office:value-type="string" calcext:value-type="string">
            <text:p>Balón Iceber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Sabiduría Divi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office:value-type="string" calcext:value-type="string">
            <text:p>Wyvern Blizzard</text:p>
          </table:table-cell>
          <table:table-cell office:value-type="string" calcext:value-type="string">
            <text:p>Ventisca Guiver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office:value-type="string" calcext:value-type="string">
            <text:p>Tri-Pegasus</text:p>
          </table:table-cell>
          <table:table-cell office:value-type="string" calcext:value-type="string">
            <text:p>Tri-Pegas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office:value-type="string" calcext:value-type="string">
            <text:p>Gungnir</text:p>
          </table:table-cell>
          <table:table-cell office:value-type="string" calcext:value-type="string">
            <text:p>Lanza de Odí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table:number-columns-repeated="2" office:value-type="string" calcext:value-type="string">
            <text:p>Excalibu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office:value-type="string" calcext:value-type="string">
            <text:p>The Dawn</text:p>
          </table:table-cell>
          <table:table-cell office:value-type="string" calcext:value-type="string">
            <text:p>La Auror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office:value-type="string" calcext:value-type="string">
            <text:p>The Hurricane</text:p>
          </table:table-cell>
          <table:table-cell office:value-type="string" calcext:value-type="string">
            <text:p>El Huracá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office:value-type="string" calcext:value-type="string">
            <text:p>Inazuma-1 Drop</text:p>
          </table:table-cell>
          <table:table-cell office:value-type="string" calcext:value-type="string">
            <text:p>Supertrampolín Relámpag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office:value-type="string" calcext:value-type="string">
            <text:p>Space Penguins</text:p>
          </table:table-cell>
          <table:table-cell office:value-type="string" calcext:value-type="string">
            <text:p>Pingüino Espacial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office:value-type="string" calcext:value-type="string">
            <text:p>Prime Legened</text:p>
          </table:table-cell>
          <table:table-cell office:value-type="string" calcext:value-type="string">
            <text:p>Cometa Legendari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office:value-type="string" calcext:value-type="string">
            <text:p>God Break</text:p>
          </table:table-cell>
          <table:table-cell office:value-type="string" calcext:value-type="string">
            <text:p>Disparo Sagrad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 Fire</text:p>
          </table:table-cell>
          <table:table-cell office:value-type="string" calcext:value-type="string">
            <text:p>Fuego Cruz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サイコショット</text:p>
          </table:table-cell>
          <table:table-cell office:value-type="string" calcext:value-type="string">
            <text:p>Psycho Shot</text:p>
          </table:table-cell>
          <table:table-cell office:value-type="string" calcext:value-type="string">
            <text:p>Psicorrema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Disparo Rodan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office:value-type="string" calcext:value-type="string">
            <text:p>Phantom Shoot</text:p>
          </table:table-cell>
          <table:table-cell office:value-type="string" calcext:value-type="string">
            <text:p>Tiro Fantasm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office:value-type="string" calcext:value-type="string">
            <text:p>Wrath Shot</text:p>
          </table:table-cell>
          <table:table-cell office:value-type="string" calcext:value-type="string">
            <text:p>Chut de los 100 toqu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Freeze Shot</text:p>
          </table:table-cell>
          <table:table-cell office:value-type="string" calcext:value-type="string">
            <text:p>Chut Congelant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office:value-type="string" calcext:value-type="string">
            <text:p>Run Ball Run</text:p>
          </table:table-cell>
          <table:table-cell office:value-type="string" calcext:value-type="string">
            <text:p>Balón Rodan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office:value-type="string" calcext:value-type="string">
            <text:p>Dragon Crash</text:p>
          </table:table-cell>
          <table:table-cell office:value-type="string" calcext:value-type="string">
            <text:p>Remate Dragó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office:value-type="string" calcext:value-type="string">
            <text:p>Kung Fu Header</text:p>
          </table:table-cell>
          <table:table-cell office:value-type="string" calcext:value-type="string">
            <text:p>Cabezazo Kung-Fu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office:value-type="string" calcext:value-type="string">
            <text:p>Bed of Roses</text:p>
          </table:table-cell>
          <table:table-cell office:value-type="string" calcext:value-type="string">
            <text:p>Lecho de Ros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office:value-type="string" calcext:value-type="string">
            <text:p>Acrobat Bomber</text:p>
          </table:table-cell>
          <table:table-cell office:value-type="string" calcext:value-type="string">
            <text:p>Bomba Acrobátic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office:value-type="string" calcext:value-type="string">
            <text:p>Dark Tornado</text:p>
          </table:table-cell>
          <table:table-cell office:value-type="string" calcext:value-type="string">
            <text:p>Tornado Oscur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office:value-type="string" calcext:value-type="string">
            <text:p>Security Shot</text:p>
          </table:table-cell>
          <table:table-cell office:value-type="string" calcext:value-type="string">
            <text:p>Remate de Seguridad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office:value-type="string" calcext:value-type="string">
            <text:p>Astro Break</text:p>
          </table:table-cell>
          <table:table-cell office:value-type="string" calcext:value-type="string">
            <text:p>Astro Rema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office:value-type="string" calcext:value-type="string">
            <text:p>Ganymede Ray</text:p>
          </table:table-cell>
          <table:table-cell office:value-type="string" calcext:value-type="string">
            <text:p>Rayo de Ganímede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office:value-type="string" calcext:value-type="string">
            <text:p>Double Wrath Shot</text:p>
          </table:table-cell>
          <table:table-cell office:value-type="string" calcext:value-type="string">
            <text:p>Chut de los 200 toqu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office:value-type="string" calcext:value-type="string">
            <text:p>Sweet Deal</text:p>
          </table:table-cell>
          <table:table-cell office:value-type="string" calcext:value-type="string">
            <text:p>Full Goleado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office:value-type="string" calcext:value-type="string">
            <text:p>Mirage Shoot</text:p>
          </table:table-cell>
          <table:table-cell office:value-type="string" calcext:value-type="string">
            <text:p>Tiro Espejism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office:value-type="string" calcext:value-type="string">
            <text:p>Dual Strike</text:p>
          </table:table-cell>
          <table:table-cell office:value-type="string" calcext:value-type="string">
            <text:p>Zapatazo Du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office:value-type="string" calcext:value-type="string">
            <text:p>Clone Shot</text:p>
          </table:table-cell>
          <table:table-cell office:value-type="string" calcext:value-type="string">
            <text:p>Remate Múltipl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office:value-type="string" calcext:value-type="string">
            <text:p>Doom Spear</text:p>
          </table:table-cell>
          <table:table-cell office:value-type="string" calcext:value-type="string">
            <text:p>Lanza Let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office:value-type="string" calcext:value-type="string">
            <text:p>Wyvern Crash</text:p>
          </table:table-cell>
          <table:table-cell office:value-type="string" calcext:value-type="string">
            <text:p>Remate Guivern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office:value-type="string" calcext:value-type="string">
            <text:p>Astro Gate</text:p>
          </table:table-cell>
          <table:table-cell office:value-type="string" calcext:value-type="string">
            <text:p>Puerta Astral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office:value-type="string" calcext:value-type="string">
            <text:p>Pegasus Shot</text:p>
          </table:table-cell>
          <table:table-cell office:value-type="string" calcext:value-type="string">
            <text:p>Remate Pegaso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office:value-type="string" calcext:value-type="string">
            <text:p>Emperor Penguin No. 2</text:p>
          </table:table-cell>
          <table:table-cell office:value-type="string" calcext:value-type="string">
            <text:p>Pingüino Emperador Nº 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office:value-type="string" calcext:value-type="string">
            <text:p>Death Zone</text:p>
          </table:table-cell>
          <table:table-cell office:value-type="string" calcext:value-type="string">
            <text:p>Triángulo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office:value-type="string" calcext:value-type="string">
            <text:p>Cosmic Blast</text:p>
          </table:table-cell>
          <table:table-cell office:value-type="string" calcext:value-type="string">
            <text:p>Disparo Cósmic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office:value-type="string" calcext:value-type="string">
            <text:p>Double Tornado</text:p>
          </table:table-cell>
          <table:table-cell office:value-type="string" calcext:value-type="string">
            <text:p>Tornado Dob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office:value-type="string" calcext:value-type="string">
            <text:p>Dragon Slayer</text:p>
          </table:table-cell>
          <table:table-cell office:value-type="string" calcext:value-type="string">
            <text:p>Megadragón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office:value-type="string" calcext:value-type="string">
            <text:p>Emperor Penguin No.1</text:p>
          </table:table-cell>
          <table:table-cell office:value-type="string" calcext:value-type="string">
            <text:p>Pingüino Emperador Nº 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Carga Negativa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office:value-type="string" calcext:value-type="string">
            <text:p>Clone Death Zone</text:p>
          </table:table-cell>
          <table:table-cell office:value-type="string" calcext:value-type="string">
            <text:p>Triángul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office:value-type="string" calcext:value-type="string">
            <text:p>Clone Penguin</text:p>
          </table:table-cell>
          <table:table-cell office:value-type="string" calcext:value-type="string">
            <text:p>Pingüino Múltipl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office:value-type="string" calcext:value-type="string">
            <text:p>Dark Phoenix</text:p>
          </table:table-cell>
          <table:table-cell office:value-type="string" calcext:value-type="string">
            <text:p>Fénix Oscuro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office:value-type="string" calcext:value-type="string">
            <text:p>Death Zone 2</text:p>
          </table:table-cell>
          <table:table-cell office:value-type="string" calcext:value-type="string">
            <text:p>Triángulo Letal 2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table:number-columns-repeated="2" office:value-type="string" calcext:value-type="string">
            <text:p>Supernov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office:value-type="string" calcext:value-type="string">
            <text:p>Emperor Penguin No. 3</text:p>
          </table:table-cell>
          <table:table-cell office:value-type="string" calcext:value-type="string">
            <text:p>Pingüino Emperador Nº 3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office:value-type="string" calcext:value-type="string">
            <text:p>Gran Fenrir</text:p>
          </table:table-cell>
          <table:table-cell office:value-type="string" calcext:value-type="string">
            <text:p>Gran Lob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office:value-type="string" calcext:value-type="string">
            <text:p>Shadow Ray</text:p>
          </table:table-cell>
          <table:table-cell office:value-type="string" calcext:value-type="string">
            <text:p>Lluvia Oscura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office:value-type="string" calcext:value-type="string">
            <text:p>Chaos Break</text:p>
          </table:table-cell>
          <table:table-cell office:value-type="string" calcext:value-type="string">
            <text:p>Remate Caótic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Grenade Shot</text:p>
          </table:table-cell>
          <table:table-cell office:value-type="string" calcext:value-type="string">
            <text:p>Chut Granad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office:value-type="string" calcext:value-type="string">
            <text:p>Heel Kick</text:p>
          </table:table-cell>
          <table:table-cell office:value-type="string" calcext:value-type="string">
            <text:p>Tiro Pirue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Meteor Attack</text:p>
          </table:table-cell>
          <table:table-cell office:value-type="string" calcext:value-type="string">
            <text:p>Ataque Meteorit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office:value-type="string" calcext:value-type="string">
            <text:p>Fire Tornado</text:p>
          </table:table-cell>
          <table:table-cell office:value-type="string" calcext:value-type="string">
            <text:p>Tornado de Fueg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office:value-type="string" calcext:value-type="string">
            <text:p>Patriot Shot</text:p>
          </table:table-cell>
          <table:table-cell office:value-type="string" calcext:value-type="string">
            <text:p>Remate Misi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office:value-type="string" calcext:value-type="string">
            <text:p>Dynamite Shot</text:p>
          </table:table-cell>
          <table:table-cell office:value-type="string" calcext:value-type="string">
            <text:p>Tiro Dinamit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office:value-type="string" calcext:value-type="string">
            <text:p>Double Grenade</text:p>
          </table:table-cell>
          <table:table-cell office:value-type="string" calcext:value-type="string">
            <text:p>Granada Dobl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Shine Drive</text:p>
          </table:table-cell>
          <table:table-cell office:value-type="string" calcext:value-type="string">
            <text:p>Tiro Cegado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office:value-type="string" calcext:value-type="string">
            <text:p>Utter Gutsiness Bat</text:p>
          </table:table-cell>
          <table:table-cell office:value-type="string" calcext:value-type="string">
            <text:p>Bateo Tota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office:value-type="string" calcext:value-type="string">
            <text:p>Steeple Shot</text:p>
          </table:table-cell>
          <table:table-cell office:value-type="string" calcext:value-type="string">
            <text:p>Torre de Osak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office:value-type="string" calcext:value-type="string">
            <text:p>Twin Boost</text:p>
          </table:table-cell>
          <table:table-cell office:value-type="string" calcext:value-type="string">
            <text:p>Remate Combinad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office:value-type="string" calcext:value-type="string">
            <text:p>Assault Shot</text:p>
          </table:table-cell>
          <table:table-cell office:value-type="string" calcext:value-type="string">
            <text:p>Remate Asalt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office:value-type="string" calcext:value-type="string">
            <text:p>Remote Combustion</text:p>
          </table:table-cell>
          <table:table-cell office:value-type="string" calcext:value-type="string">
            <text:p>Tiro Teledirigid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Cañonazo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office:value-type="string" calcext:value-type="string">
            <text:p>Dragon Cannon</text:p>
          </table:table-cell>
          <table:table-cell office:value-type="string" calcext:value-type="string">
            <text:p>Cañón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office:value-type="string" calcext:value-type="string">
            <text:p>Dragon Tornado</text:p>
          </table:table-cell>
          <table:table-cell office:value-type="string" calcext:value-type="string">
            <text:p>Tornado Dragó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office:value-type="string" calcext:value-type="string">
            <text:p>Fireball Storm</text:p>
          </table:table-cell>
          <table:table-cell office:value-type="string" calcext:value-type="string">
            <text:p>Tormenta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Llamarada Inferna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office:value-type="string" calcext:value-type="string">
            <text:p>Meteor Blade</text:p>
          </table:table-cell>
          <table:table-cell office:value-type="string" calcext:value-type="string">
            <text:p>Cañón de Meteorito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office:value-type="string" calcext:value-type="string">
            <text:p>Fire Rooster</text:p>
          </table:table-cell>
          <table:table-cell office:value-type="string" calcext:value-type="string">
            <text:p>Pájar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office:value-type="string" calcext:value-type="string">
            <text:p>Doom Rain</text:p>
          </table:table-cell>
          <table:table-cell office:value-type="string" calcext:value-type="string">
            <text:p>Lluvia Let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office:value-type="string" calcext:value-type="string">
            <text:p>Atomic Flare</text:p>
          </table:table-cell>
          <table:table-cell office:value-type="string" calcext:value-type="string">
            <text:p>Llamarada Atómic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office:value-type="string" calcext:value-type="string">
            <text:p>Fireball Screw</text:p>
          </table:table-cell>
          <table:table-cell office:value-type="string" calcext:value-type="string">
            <text:p>Torbellino de Fueg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office:value-type="string" calcext:value-type="string">
            <text:p>The Phoenix</text:p>
          </table:table-cell>
          <table:table-cell office:value-type="string" calcext:value-type="string">
            <text:p>Fénix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office:value-type="string" calcext:value-type="string">
            <text:p>Twin Boost F</text:p>
          </table:table-cell>
          <table:table-cell office:value-type="string" calcext:value-type="string">
            <text:p>Empuje Gemelo 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office:value-type="string" calcext:value-type="string">
            <text:p>Triangle Z</text:p>
          </table:table-cell>
          <table:table-cell office:value-type="string" calcext:value-type="string">
            <text:p>Triángulo Z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office:value-type="string" calcext:value-type="string">
            <text:p>Triple Boost</text:p>
          </table:table-cell>
          <table:table-cell office:value-type="string" calcext:value-type="string">
            <text:p>Remate Tripl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office:value-type="string" calcext:value-type="string">
            <text:p>Celestial Smash</text:p>
          </table:table-cell>
          <table:table-cell office:value-type="string" calcext:value-type="string">
            <text:p>Descenso Estela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office:value-type="string" calcext:value-type="string">
            <text:p>Tiger Storm</text:p>
          </table:table-cell>
          <table:table-cell office:value-type="string" calcext:value-type="string">
            <text:p>Tormenta del Tigr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office:value-type="string" calcext:value-type="string">
            <text:p>Double Jaw</text:p>
          </table:table-cell>
          <table:table-cell office:value-type="string" calcext:value-type="string">
            <text:p>Mandíbulas Doble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office:value-type="string" calcext:value-type="string">
            <text:p>Emperor Penguin X</text:p>
          </table:table-cell>
          <table:table-cell office:value-type="string" calcext:value-type="string">
            <text:p>Pingüino Emperador X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office:value-type="string" calcext:value-type="string">
            <text:p>Maximum Fire</text:p>
          </table:table-cell>
          <table:table-cell office:value-type="string" calcext:value-type="string">
            <text:p>Fuego Suprem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office:value-type="string" calcext:value-type="string">
            <text:p>The Galaxy</text:p>
          </table:table-cell>
          <table:table-cell office:value-type="string" calcext:value-type="string">
            <text:p>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office:value-type="string" calcext:value-type="string">
            <text:p>Neo Galaxy</text:p>
          </table:table-cell>
          <table:table-cell office:value-type="string" calcext:value-type="string">
            <text:p>Neo Tiro Galáctic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office:value-type="string" calcext:value-type="string">
            <text:p>Fire Blizzard</text:p>
          </table:table-cell>
          <table:table-cell office:value-type="string" calcext:value-type="string">
            <text:p>Ventisca de Fuego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office:value-type="string" calcext:value-type="string">
            <text:p>Grand Fire</text:p>
          </table:table-cell>
          <table:table-cell office:value-type="string" calcext:value-type="string">
            <text:p>Fuego Total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office:value-type="string" calcext:value-type="string">
            <text:p>X-Blast</text:p>
          </table:table-cell>
          <table:table-cell office:value-type="string" calcext:value-type="string">
            <text:p>Disparo X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Fuego Helado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table:number-columns-repeated="2" office:value-type="string" calcext:value-type="string">
            <text:p>Big Bang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スネークショット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10:55.892032709</meta:creation-date>
    <dc:date>2024-01-18T21:58:09.314655386</dc:date>
    <meta:editing-duration>PT1H31M17S</meta:editing-duration>
    <meta:editing-cycles>15</meta:editing-cycles>
    <meta:generator>LibreOffice/7.3.7.2$Linux_X86_64 LibreOffice_project/30$Build-2</meta:generator>
    <meta:document-statistic meta:table-count="2" meta:cell-count="6160" meta:object-count="0"/>
  </office:meta>
</office:document-meta>
</file>